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pringExtensionParameterizedTests.people( String name , @ Autowired List &lt; Person &gt; peop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ParameterizedTests.cats( String beanName , String catName ,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pringExtensionParameterizedTests.dogs( String beanName , String dogName , Application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